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Data Ingestion</text:p>
      <text:h text:style-name="Heading_20_1" text:outline-level="1">Using TensorFlow</text:h>
      <text:h text:style-name="Heading_20_1" text:outline-level="1">Using PaddlePaddle</text:h>
      <text:h text:style-name="Heading_20_1" text:outline-level="1">Using a custom framework</text:h>
      <text:p text:style-name="First_20_paragraph">To synchronize gradients across all workers, the essential operation for data parallel training, due to its simplicity and scalability over parameter servers, is <text:span text:style-name="Source_Text">allreduce</text:span>. The AllReduce op is one of the nGraph Library’s core ops. To enable gradient synchronization for a network, we simply inject the AllReduce op into the computation graph, connecting the graph for the autodiff computation and optimizer update (which then becomes part of the nGraph graph). The nGraph Backend will handle the 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ta Ingestion</dc:title>
  </office:meta>
</office:document-meta>
</file>